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yingOnInterfacesTest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ingOnInterfacesTest.shouldAllowDelegatingToDefault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yingOnInterfacesTest.shouldAllowSpyingOnDefault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yingOnInterfacesTest.shouldFailInRuntimeWhenCallingRealMethodOn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yingOnInterfacesTest.shouldFailFastWhenCallingRealMethodOnInterf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